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paragraph-rsid="001aea73"/>
    </style:style>
    <style:style style:name="P5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6" style:family="paragraph" style:parent-style-name="Standard">
      <style:text-properties officeooo:rsid="001cb0da" officeooo:paragraph-rsid="001cb0da"/>
    </style:style>
    <style:style style:name="P7" style:family="paragraph" style:parent-style-name="Standard">
      <style:text-properties officeooo:rsid="002255f9" officeooo:paragraph-rsid="002255f9"/>
    </style:style>
    <style:style style:name="P8" style:family="paragraph" style:parent-style-name="Standard">
      <style:text-properties officeooo:rsid="00238881" officeooo:paragraph-rsid="00238881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10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11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2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13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14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15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16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17" style:family="paragraph" style:parent-style-name="Standard">
      <style:text-properties style:text-underline-style="solid" style:text-underline-width="auto" style:text-underline-color="font-color" officeooo:rsid="001bdf0a" officeooo:paragraph-rsid="00325905"/>
    </style:style>
    <style:style style:name="P18" style:family="paragraph" style:parent-style-name="Standard">
      <style:text-properties officeooo:rsid="001bdf0a" officeooo:paragraph-rsid="002255f9"/>
    </style:style>
    <style:style style:name="P19" style:family="paragraph" style:parent-style-name="Standard">
      <style:text-properties officeooo:rsid="001bdf0a" officeooo:paragraph-rsid="001bdf0a"/>
    </style:style>
    <style:style style:name="P20" style:family="paragraph" style:parent-style-name="Standard">
      <style:text-properties officeooo:rsid="001bdf0a" officeooo:paragraph-rsid="002b217f"/>
    </style:style>
    <style:style style:name="P21" style:family="paragraph" style:parent-style-name="Standard">
      <style:text-properties officeooo:rsid="001bdf0a" officeooo:paragraph-rsid="00325905"/>
    </style:style>
    <style:style style:name="P22" style:family="paragraph" style:parent-style-name="Standard">
      <style:text-properties officeooo:rsid="002b217f" officeooo:paragraph-rsid="002b217f"/>
    </style:style>
    <style:style style:name="P23" style:family="paragraph" style:parent-style-name="Standard">
      <style:text-properties officeooo:rsid="002b217f" officeooo:paragraph-rsid="002e343f"/>
    </style:style>
    <style:style style:name="P24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25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26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27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style:font-size-asian="14pt" style:font-weight-asian="bold" style:font-size-complex="16pt" style:font-weight-complex="bold"/>
    </style:style>
    <style:style style:name="P31" style:family="paragraph" style:parent-style-name="Standard">
      <style:text-properties officeooo:rsid="002e343f" officeooo:paragraph-rsid="002e343f"/>
    </style:style>
    <style:style style:name="P32" style:family="paragraph" style:parent-style-name="Standard">
      <style:text-properties officeooo:rsid="0030a956" officeooo:paragraph-rsid="0030a956"/>
    </style:style>
    <style:style style:name="P33" style:family="paragraph" style:parent-style-name="Standard">
      <style:text-properties officeooo:rsid="00325905" officeooo:paragraph-rsid="00325905"/>
    </style:style>
    <style:style style:name="P34" style:family="paragraph" style:parent-style-name="Standard">
      <style:text-properties officeooo:rsid="0033dfef" officeooo:paragraph-rsid="0033dfef"/>
    </style:style>
    <style:style style:name="P35" style:family="paragraph" style:parent-style-name="Standard">
      <style:text-properties officeooo:rsid="0033f2bb" officeooo:paragraph-rsid="0033f2bb"/>
    </style:style>
    <style:style style:name="P36" style:family="paragraph" style:parent-style-name="Standard">
      <style:text-properties officeooo:rsid="0036c3c1" officeooo:paragraph-rsid="0036c3c1"/>
    </style:style>
    <style:style style:name="P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36c3c1" officeooo:paragraph-rsid="001bdf0a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ab74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42002"/>
    </style:style>
    <style:style style:name="T8" style:family="text">
      <style:text-properties officeooo:rsid="00260e25"/>
    </style:style>
    <style:style style:name="T9" style:family="text">
      <style:text-properties officeooo:rsid="0029ae72"/>
    </style:style>
    <style:style style:name="T10" style:family="text">
      <style:text-properties officeooo:rsid="002d6ffe"/>
    </style:style>
    <style:style style:name="T11" style:family="text">
      <style:text-properties style:text-underline-style="none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officeooo:rsid="0037f7b5"/>
    </style:style>
    <style:style style:name="T14" style:family="text">
      <style:text-properties officeooo:rsid="001bdf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8">Comment/Uncomment a line: <text:s/>Ctrl + /</text:p>
      <text:p text:style-name="P2"/>
      <text:p text:style-name="P4"><text:a xlink:type="simple" xlink:href="http://pythontutor.com/" text:style-name="Internet_20_link" text:visited-style-name="Visited_20_Internet_20_Link"><text:span text:style-name="T8">Debug code online step by step</text:span></text:a></text:p>
      <text:p text:style-name="P4"><text:span text:style-name="T8">Or download the program </text:span><text:a xlink:type="simple" xlink:href="https://thonny.org/" text:style-name="Internet_20_link" text:visited-style-name="Visited_20_Internet_20_Link"><text:span text:style-name="T8">Thonny</text:span></text:a> </text:p>
      <text:p text:style-name="P37"/>
      <text:p text:style-name="P38"/>
      <text:p text:style-name="P30">Day 1:</text:p>
      <text:p text:style-name="P28"/>
      <text:p text:style-name="P28">Input Function:</text:p>
      <text:p text:style-name="P3"/>
      <text:p text:style-name="P7"><text:span text:style-name="T5">What is this: </text:span><text:span text:style-name="T6">I</text:span>nput will get you what the user is typing in console.</text:p>
      <text:p text:style-name="P18"/>
      <text:p text:style-name="P6">input(promt for the user) <text:s/>→ inside of parenthesys we have what is going to be printed in the screen and will wait till we type something:</text:p>
      <text:p text:style-name="P6"/>
      <text:p text:style-name="P6">input(“What is your name? ”) <text:s text:c="3"/>→ if you execute this will wait till you type your name or whatever.</text:p>
      <text:p text:style-name="P6"/>
      <text:p text:style-name="P6">Then <text:span text:style-name="T9">if</text:span> you’<text:span text:style-name="T9">ve</text:span> typed “<text:span text:style-name="T9">John</text:span>” will be <text:span text:style-name="T7">substituted</text:span> <text:span text:style-name="T9">and added into it like</text:span>: <text:s/>input(“<text:span text:style-name="T9">John</text:span> ”)</text:p>
      <text:p text:style-name="P6"/>
      <text:p text:style-name="P6">So <text:span text:style-name="T2">input(“What is your name? ”) <text:s/></text:span><text:span text:style-name="T3">will </text:span><text:span text:style-name="T4">be replaced by</text:span><text:span text:style-name="T3"> what you typed.</text:span></text:p>
      <text:p text:style-name="P12"/>
      <text:p text:style-name="P12">If you run the program and type John:</text:p>
      <text:p text:style-name="P12">What is your name? John</text:p>
      <text:p text:style-name="P12"/>
      <text:p text:style-name="P6"><text:span text:style-name="T3">input(“What is your name? ”) will </text:span><text:span text:style-name="T4">be replaced by</text:span><text:span text:style-name="T3"> John.</text:span></text:p>
      <text:p text:style-name="P12"/>
      <text:p text:style-name="P5">You can print John if you do this:</text:p>
      <text:p text:style-name="P6">print("Hello " + input("What is your name: "))</text:p>
      <text:p text:style-name="P3"/>
      <text:p text:style-name="P13">You will get:</text:p>
      <text:p text:style-name="P3">What is your name: John</text:p>
      <text:p text:style-name="P3">Hello John</text:p>
      <text:p text:style-name="P3"/>
      <text:p text:style-name="P3"/>
      <text:p text:style-name="P24">Exercise 1.3:</text:p>
      <text:p text:style-name="P3"/>
      <text:p text:style-name="P22">Ask me to type my name and the program will tell you how much letters the name have:</text:p>
      <text:p text:style-name="P22"/>
      <text:p text:style-name="P14">Option 1, One line:</text:p>
      <text:p text:style-name="P22">print(len(input("What is your name? ")))</text:p>
      <text:p text:style-name="P3"/>
      <text:p text:style-name="P14">Option 2, two lines:</text:p>
      <text:p text:style-name="P20">name = input("What is your name? ")</text:p>
      <text:p text:style-name="P20">print(len(name))</text:p>
      <text:p text:style-name="P3"/>
      <text:p text:style-name="P3"/>
      <text:p text:style-name="P39"><text:soft-page-break/></text:p>
      <text:p text:style-name="P29"><text:span text:style-name="T10">Python Variables</text:span>:</text:p>
      <text:p text:style-name="P3"/>
      <text:p text:style-name="P25">Using the previous exercise:</text:p>
      <text:p text:style-name="P23">print(len(input("What is your name? ")))</text:p>
      <text:p text:style-name="P3"/>
      <text:p text:style-name="P15">We can use variables like this:</text:p>
      <text:p text:style-name="P31"/>
      <text:p text:style-name="P31">name = input("What is your name? ")</text:p>
      <text:p text:style-name="P31">length = len(name)</text:p>
      <text:p text:style-name="P31"/>
      <text:p text:style-name="P31">print(length)</text:p>
      <text:p text:style-name="P3"/>
      <text:p text:style-name="P3"/>
      <text:p text:style-name="P26">Exercise 1.4:</text:p>
      <text:p text:style-name="P32">Switch values of variables.</text:p>
      <text:p text:style-name="P32">Give to variable A, the value of variable B and viceversa.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My solution:</text:p>
            <text:p text:style-name="P21"/>
            <text:p text:style-name="P21">a = input("a: ")</text:p>
            <text:p text:style-name="P21">b = input("b: ")</text:p>
            <text:p text:style-name="P21"/>
            <text:p text:style-name="P21">cafe = a</text:p>
            <text:p text:style-name="P21">milk = b</text:p>
            <text:p text:style-name="P21">a = milk</text:p>
            <text:p text:style-name="P21">b = cafe</text:p>
            <text:p text:style-name="P21"/>
            <text:p text:style-name="P21">print("a: " + a)</text:p>
            <text:p text:style-name="P21">print("b: " + b)</text:p>
            <text:p text:style-name="P21"/>
          </table:table-cell>
          <table:table-cell table:style-name="Table1.B1" office:value-type="string">
            <text:p text:style-name="P9">Teacher’<text:span text:style-name="T13">s</text:span> solution:</text:p>
            <text:p text:style-name="P9"><text:span text:style-name="T11"/></text:p>
            <text:p text:style-name="P21">a = input("a: ")</text:p>
            <text:p text:style-name="P21">b = input("b: ")</text:p>
            <text:p text:style-name="P21"/>
            <text:p text:style-name="P33">a = c</text:p>
            <text:p text:style-name="P33">a = b</text:p>
            <text:p text:style-name="P33">b = c</text:p>
            <text:p text:style-name="P21"/>
            <text:p text:style-name="P21">print("a: " + a)</text:p>
            <text:p text:style-name="P17"><text:span text:style-name="T11">print("b: " + b)</text:span></text:p>
          </table:table-cell>
        </table:table-row>
        <table:table-row>
          <table:table-cell table:style-name="Table1.A2" office:value-type="string">
            <text:p text:style-name="P11">Result:</text:p>
            <text:p text:style-name="P11"/>
            <text:p text:style-name="P10">a: AAAAA</text:p>
            <text:p text:style-name="P10">b: BBBBB</text:p>
            <text:p text:style-name="P10">a: BBBBB</text:p>
            <text:p text:style-name="P10">b: AAAAA</text:p>
            <text:p text:style-name="Table_20_Contents"/>
          </table:table-cell>
          <table:table-cell table:style-name="Table1.B2" office:value-type="string">
            <text:p text:style-name="P11">Result:</text:p>
            <text:p text:style-name="P10"/>
            <text:p text:style-name="P10">a: AAAAA</text:p>
            <text:p text:style-name="P10">b: BBBBB</text:p>
            <text:p text:style-name="P10">a: BBBBB</text:p>
            <text:p text:style-name="P10">b: AAAAA</text:p>
          </table:table-cell>
        </table:table-row>
      </table:table>
      <text:p text:style-name="P21"/>
      <text:p text:style-name="P3"/>
      <text:p text:style-name="P27">Variable names:</text:p>
      <text:p text:style-name="P34">length1 = 10 <text:s/>→ good</text:p>
      <text:p text:style-name="P34">1length = 10 <text:s text:c="2"/>→ not allowed to start variable names with numbers</text:p>
      <text:p text:style-name="P34"/>
      <text:p text:style-name="P34">user_name = “John” <text:s/>→ good</text:p>
      <text:p text:style-name="P35">user name = “John” <text:s text:c="3"/>→ not allowed, the variable name have to be a single item without spaces.</text:p>
      <text:p text:style-name="P35"/>
      <text:p text:style-name="P35">Is not recommended to use function names as variable names, like print, len or so.</text:p>
      <text:p text:style-name="P3"/>
      <text:p text:style-name="P3"/>
      <text:p text:style-name="P3"/>
      <text:p text:style-name="P3"/>
      <text:p text:style-name="P40"><text:soft-page-break/></text:p>
      <text:p text:style-name="P36"/>
      <text:p text:style-name="P36"><text:span text:style-name="T12">Final project: </text:span><text:a xlink:type="simple" xlink:href="https://repl.it/@appbrewery/band-name-generator-start#main.py" text:style-name="Internet_20_link" text:visited-style-name="Visited_20_Internet_20_Link"><text:span text:style-name="T14">https://repl.it/@appbrewery/band-name-generator-start#main.py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12T23:32:55.297237433</dc:date>
    <meta:editing-duration>PT3H11M54S</meta:editing-duration>
    <meta:editing-cycles>25</meta:editing-cycles>
    <meta:document-statistic meta:table-count="1" meta:image-count="0" meta:object-count="0" meta:page-count="3" meta:paragraph-count="72" meta:word-count="390" meta:character-count="2040" meta:non-whitespace-character-count="1707"/>
  </office:meta>
</office:document-meta>
</file>